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0.11mm" svg:y="121.93mm">
            <draw:object draw:notify-on-update-of-ranges="Sheet1.B28:Sheet1.E28 Sheet1.A29:Sheet1.A29 Sheet1.B29:Sheet1.E29 Sheet1.A30:Sheet1.A30 Sheet1.B30:Sheet1.E30 Sheet1.A31:Sheet1.A31 Sheet1.B31:Sheet1.E31 Sheet1.A32:Sheet1.A32 Sheet1.B32:Sheet1.E32 Sheet1.A33:Sheet1.A33 Sheet1.B33:Sheet1.E33 Sheet1.A34:Sheet1.A34 Sheet1.B34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2:.J5])-SUM([.K2:.K5])+SUM([.N2:.N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10]-[.K10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2:.J15])-SUM([.K12:.K15])+SUM([.N12:.N15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 table:formula="of:=SUM([.J17:.J20])-SUM([.K17:.K20])+SUM([.N17:.N20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 table:formula="of:=[.J25]-[.K2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59" calcext:value-type="float">
            <text:p>59</text:p>
          </table:table-cell>
          <table:table-cell table:formula="of:=[.J4]-[.K4]+[.N4]+[.C29]" office:value-type="float" office:value="81" calcext:value-type="float">
            <text:p>81</text:p>
          </table:table-cell>
          <table:table-cell table:formula="of:=[.J5]-[.K5]+[.N5]+[.D29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59" calcext:value-type="float">
            <text:p>59</text:p>
          </table:table-cell>
          <table:table-cell table:formula="of:=[.J14]-[.K14]+[.N14]+[.C31]" office:value-type="float" office:value="81" calcext:value-type="float">
            <text:p>81</text:p>
          </table:table-cell>
          <table:table-cell table:formula="of:=[.J15]-[.K15]+[.N15]+[.D3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59" calcext:value-type="float">
            <text:p>59</text:p>
          </table:table-cell>
          <table:table-cell table:formula="of:=[.J19]-[.K19]+[.N19]+[.C32]" office:value-type="float" office:value="81" calcext:value-type="float">
            <text:p>81</text:p>
          </table:table-cell>
          <table:table-cell table:formula="of:=[.J20]-[.K20]+[.N20]+[.D32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D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4" calcext:value-type="float">
            <text:p>74</text:p>
          </table:table-cell>
          <table:table-cell table:formula="of:=[.J25]-[.K25]+[.N25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AVERAGE([.C2];[.C6];[.C10])" office:value-type="float" office:value="0.114228999999999" calcext:value-type="float">
            <text:p>0.114228999999999</text:p>
          </table:table-cell>
          <table:table-cell table:formula="of:=AVERAGE([.D2];[.D6];[.D10])" office:value-type="float" office:value="0.00165233333333211" calcext:value-type="float">
            <text:p>0.001652333333332</text:p>
          </table:table-cell>
          <table:table-cell table:formula="of:=AVERAGE([.E2];[.E6];[.E10])" office:value-type="float" office:value="0.226531000000002" calcext:value-type="float">
            <text:p>0.226531000000002</text:p>
          </table:table-cell>
          <table:table-cell table:formula="of:=AVERAGE([.F2];[.F6];[.F10])" office:value-type="float" office:value="3.07652544975281" calcext:value-type="float">
            <text:p>3.07652544975281</text:p>
          </table:table-cell>
          <table:table-cell table:formula="of:=AVERAGE([.G2];[.G6];[.G10])" office:value-type="float" office:value="4.92403533333333" calcext:value-type="float">
            <text:p>4.92403533333333</text:p>
          </table:table-cell>
          <table:table-cell table:formula="of:=AVERAGE([.H2];[.H6];[.H10])" office:value-type="float" office:value="0.000528333333326358" calcext:value-type="float">
            <text:p>0.000528333333326</text:p>
          </table:table-cell>
          <table:table-cell table:formula="of:=AVERAGE([.I2];[.I6];[.I10])" office:value-type="float" office:value="8.97122400000001" calcext:value-type="float">
            <text:p>8.97122400000001</text:p>
          </table:table-cell>
          <table:table-cell table:formula="of:=AVERAGE([.J2];[.J6];[.J10])" office:value-type="float" office:value="0.465535333333337" calcext:value-type="float">
            <text:p>0.465535333333337</text:p>
          </table:table-cell>
          <table:table-cell table:formula="of:=AVERAGE([.K2];[.K6];[.K10])" office:value-type="float" office:value="0.0187053333333355" calcext:value-type="float">
            <text:p>0.018705333333336</text:p>
          </table:table-cell>
          <table:table-cell table:formula="of:=AVERAGE([.L2];[.L6];[.L10])" office:value-type="float" office:value="0.0473589999999954" calcext:value-type="float">
            <text:p>0.047358999999996</text:p>
          </table:table-cell>
          <table:table-cell table:formula="of:=AVERAGE([.M2];[.M6];[.M10])" office:value-type="float" office:value="0" calcext:value-type="float">
            <text:p>0</text:p>
          </table:table-cell>
          <table:table-cell table:formula="of:=AVERAGE([.N2];[.N6];[.N10])" office:value-type="float" office:value="0" calcext:value-type="float">
            <text:p>0</text:p>
          </table:table-cell>
          <table:table-cell table:style-name="ce1" table:formula="of:=SUM([.C14:.N14])" office:value-type="float" office:value="17.8463251164195" calcext:value-type="float">
            <text:p>17.8463251164195</text:p>
          </table:table-cell>
        </table:table-row>
        <table:table-row table:style-name="ro1">
          <table:table-cell table:number-columns-repeated="2"/>
          <table:table-cell table:formula="of:=AVERAGE([.C3];[.C7];[.C11])" office:value-type="float" office:value="0.118571666666669" calcext:value-type="float">
            <text:p>0.118571666666669</text:p>
          </table:table-cell>
          <table:table-cell table:formula="of:=AVERAGE([.D3];[.D7];[.D11])" office:value-type="float" office:value="0.00165399999999849" calcext:value-type="float">
            <text:p>0.001653999999998</text:p>
          </table:table-cell>
          <table:table-cell table:formula="of:=AVERAGE([.E3];[.E7];[.E11])" office:value-type="float" office:value="0.232195000000001" calcext:value-type="float">
            <text:p>0.232195000000001</text:p>
          </table:table-cell>
          <table:table-cell table:formula="of:=AVERAGE([.F3];[.F7];[.F11])" office:value-type="float" office:value="3.0339765548706" calcext:value-type="float">
            <text:p>3.0339765548706</text:p>
          </table:table-cell>
          <table:table-cell table:formula="of:=AVERAGE([.G3];[.G7];[.G11])" office:value-type="float" office:value="4.26173766666667" calcext:value-type="float">
            <text:p>4.26173766666667</text:p>
          </table:table-cell>
          <table:table-cell table:formula="of:=AVERAGE([.H3];[.H7];[.H11])" office:value-type="float" office:value="0.000430333333332792" calcext:value-type="float">
            <text:p>0.000430333333333</text:p>
          </table:table-cell>
          <table:table-cell table:formula="of:=AVERAGE([.I3];[.I7];[.I11])" office:value-type="float" office:value="7.712157" calcext:value-type="float">
            <text:p>7.712157</text:p>
          </table:table-cell>
          <table:table-cell table:formula="of:=AVERAGE([.J3];[.J7];[.J11])" office:value-type="float" office:value="0.389343666666659" calcext:value-type="float">
            <text:p>0.389343666666659</text:p>
          </table:table-cell>
          <table:table-cell table:formula="of:=AVERAGE([.K3];[.K7];[.K11])" office:value-type="float" office:value="0.0193713333333368" calcext:value-type="float">
            <text:p>0.019371333333337</text:p>
          </table:table-cell>
          <table:table-cell table:formula="of:=AVERAGE([.L3];[.L7];[.L11])" office:value-type="float" office:value="0.0460433333333252" calcext:value-type="float">
            <text:p>0.046043333333325</text:p>
          </table:table-cell>
          <table:table-cell table:formula="of:=AVERAGE([.M3];[.M7];[.M11])" office:value-type="float" office:value="0" calcext:value-type="float">
            <text:p>0</text:p>
          </table:table-cell>
          <table:table-cell table:formula="of:=AVERAGE([.N3];[.N7];[.N11])" office:value-type="float" office:value="0" calcext:value-type="float">
            <text:p>0</text:p>
          </table:table-cell>
          <table:table-cell table:style-name="ce1" table:formula="of:=SUM([.C15:.N15])" office:value-type="float" office:value="15.8154805548706" calcext:value-type="float">
            <text:p>15.8154805548706</text:p>
          </table:table-cell>
        </table:table-row>
        <table:table-row table:style-name="ro1">
          <table:table-cell table:number-columns-repeated="2"/>
          <table:table-cell table:formula="of:=AVERAGE([.C4];[.C8];[.C12])" office:value-type="float" office:value="0.11897966666667" calcext:value-type="float">
            <text:p>0.11897966666667</text:p>
          </table:table-cell>
          <table:table-cell table:formula="of:=AVERAGE([.D4];[.D8];[.D12])" office:value-type="float" office:value="0.00165666666665961" calcext:value-type="float">
            <text:p>0.00165666666666</text:p>
          </table:table-cell>
          <table:table-cell table:formula="of:=AVERAGE([.E4];[.E8];[.E12])" office:value-type="float" office:value="0.230042333333335" calcext:value-type="float">
            <text:p>0.230042333333335</text:p>
          </table:table-cell>
          <table:table-cell table:formula="of:=AVERAGE([.F4];[.F8];[.F12])" office:value-type="float" office:value="3.02768452962239" calcext:value-type="float">
            <text:p>3.02768452962239</text:p>
          </table:table-cell>
          <table:table-cell table:formula="of:=AVERAGE([.G4];[.G8];[.G12])" office:value-type="float" office:value="4.76492066666667" calcext:value-type="float">
            <text:p>4.76492066666667</text:p>
          </table:table-cell>
          <table:table-cell table:formula="of:=AVERAGE([.H4];[.H8];[.H12])" office:value-type="float" office:value="0.00048899999999937" calcext:value-type="float">
            <text:p>0.000488999999999</text:p>
          </table:table-cell>
          <table:table-cell table:formula="of:=AVERAGE([.I4];[.I8];[.I12])" office:value-type="float" office:value="8.84360133333333" calcext:value-type="float">
            <text:p>8.84360133333333</text:p>
          </table:table-cell>
          <table:table-cell table:formula="of:=AVERAGE([.J4];[.J8];[.J12])" office:value-type="float" office:value="0.487907000000007" calcext:value-type="float">
            <text:p>0.487907000000007</text:p>
          </table:table-cell>
          <table:table-cell table:formula="of:=AVERAGE([.K4];[.K8];[.K12])" office:value-type="float" office:value="0.0192426666666658" calcext:value-type="float">
            <text:p>0.019242666666666</text:p>
          </table:table-cell>
          <table:table-cell table:formula="of:=AVERAGE([.L4];[.L8];[.L12])" office:value-type="float" office:value="0.0458273333333423" calcext:value-type="float">
            <text:p>0.045827333333342</text:p>
          </table:table-cell>
          <table:table-cell table:formula="of:=AVERAGE([.M4];[.M8];[.M12])" office:value-type="float" office:value="0" calcext:value-type="float">
            <text:p>0</text:p>
          </table:table-cell>
          <table:table-cell table:formula="of:=AVERAGE([.N4];[.N8];[.N12])" office:value-type="float" office:value="0" calcext:value-type="float">
            <text:p>0</text:p>
          </table:table-cell>
          <table:table-cell table:style-name="ce1" table:formula="of:=SUM([.C16:.N16])" office:value-type="float" office:value="17.5403511962891" calcext:value-type="float">
            <text:p>17.5403511962891</text:p>
          </table:table-cell>
        </table:table-row>
        <table:table-row table:style-name="ro1">
          <table:table-cell table:number-columns-repeated="2"/>
          <table:table-cell table:formula="of:=AVERAGE([.C5];[.C9];[.C13])" office:value-type="float" office:value="0.119013333333335" calcext:value-type="float">
            <text:p>0.119013333333335</text:p>
          </table:table-cell>
          <table:table-cell table:formula="of:=AVERAGE([.D5];[.D9];[.D13])" office:value-type="float" office:value="0.00166066666666846" calcext:value-type="float">
            <text:p>0.001660666666668</text:p>
          </table:table-cell>
          <table:table-cell table:formula="of:=AVERAGE([.E5];[.E9];[.E13])" office:value-type="float" office:value="0.219575333333332" calcext:value-type="float">
            <text:p>0.219575333333332</text:p>
          </table:table-cell>
          <table:table-cell table:formula="of:=AVERAGE([.F5];[.F9];[.F13])" office:value-type="float" office:value="3.10042810440063" calcext:value-type="float">
            <text:p>3.10042810440063</text:p>
          </table:table-cell>
          <table:table-cell table:formula="of:=AVERAGE([.G5];[.G9];[.G13])" office:value-type="float" office:value="5.29801733333333" calcext:value-type="float">
            <text:p>5.29801733333333</text:p>
          </table:table-cell>
          <table:table-cell table:formula="of:=AVERAGE([.H5];[.H9];[.H13])" office:value-type="float" office:value="0.000484000000000151" calcext:value-type="float">
            <text:p>0.000484</text:p>
          </table:table-cell>
          <table:table-cell table:formula="of:=AVERAGE([.I5];[.I9];[.I13])" office:value-type="float" office:value="8.51225533333333" calcext:value-type="float">
            <text:p>8.51225533333333</text:p>
          </table:table-cell>
          <table:table-cell table:formula="of:=AVERAGE([.J5];[.J9];[.J13])" office:value-type="float" office:value="0.475197666666669" calcext:value-type="float">
            <text:p>0.475197666666669</text:p>
          </table:table-cell>
          <table:table-cell table:formula="of:=AVERAGE([.K5];[.K9];[.K13])" office:value-type="float" office:value="0.0188010000000058" calcext:value-type="float">
            <text:p>0.018801000000006</text:p>
          </table:table-cell>
          <table:table-cell table:formula="of:=AVERAGE([.L5];[.L9];[.L13])" office:value-type="float" office:value="0.0451343333333322" calcext:value-type="float">
            <text:p>0.045134333333332</text:p>
          </table:table-cell>
          <table:table-cell table:formula="of:=AVERAGE([.M5];[.M9];[.M13])" office:value-type="float" office:value="0" calcext:value-type="float">
            <text:p>0</text:p>
          </table:table-cell>
          <table:table-cell table:formula="of:=AVERAGE([.N5];[.N9];[.N13])" office:value-type="float" office:value="0" calcext:value-type="float">
            <text:p>0</text:p>
          </table:table-cell>
          <table:table-cell table:style-name="ce1" table:formula="of:=SUM([.C17:.N17])" office:value-type="float" office:value="17.7905671044006" calcext:value-type="float">
            <text:p>17.7905671044006</text:p>
          </table:table-cell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9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4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AVERAGE([.C20];[.C24];[.C28];[.C32];[.C36];[.C40])" office:value-type="float" office:value="0.12777899999999" calcext:value-type="float">
            <text:p>0.12777899999999</text:p>
          </table:table-cell>
          <table:table-cell table:formula="of:=AVERAGE([.D20];[.D24];[.D28];[.D32];[.D36];[.D40])" office:value-type="float" office:value="0.00168300000001409" calcext:value-type="float">
            <text:p>0.001683000000014</text:p>
          </table:table-cell>
          <table:table-cell table:formula="of:=AVERAGE([.E20];[.E24];[.E28];[.E32];[.E36];[.E40])" office:value-type="float" office:value="0.227284666666667" calcext:value-type="float">
            <text:p>0.227284666666667</text:p>
          </table:table-cell>
          <table:table-cell table:formula="of:=AVERAGE([.F20];[.F24];[.F28];[.F32];[.F36];[.F40])" office:value-type="float" office:value="3.13169268767039" calcext:value-type="float">
            <text:p>3.13169268767039</text:p>
          </table:table-cell>
          <table:table-cell table:formula="of:=AVERAGE([.G20];[.G24];[.G28];[.G32];[.G36];[.G40])" office:value-type="float" office:value="5.026746" calcext:value-type="float">
            <text:p>5.026746</text:p>
          </table:table-cell>
          <table:table-cell table:formula="of:=AVERAGE([.H20];[.H24];[.H28];[.H32];[.H36];[.H40])" office:value-type="float" office:value="0.000501333333360776" calcext:value-type="float">
            <text:p>0.000501333333361</text:p>
          </table:table-cell>
          <table:table-cell table:formula="of:=AVERAGE([.I20];[.I24];[.I28];[.I32];[.I36];[.I40])" office:value-type="float" office:value="9.0694776666667" calcext:value-type="float">
            <text:p>9.0694776666667</text:p>
          </table:table-cell>
          <table:table-cell table:formula="of:=AVERAGE([.J20];[.J24];[.J28];[.J32];[.J36];[.J40])" office:value-type="float" office:value="0.511059333333317" calcext:value-type="float">
            <text:p>0.511059333333317</text:p>
          </table:table-cell>
          <table:table-cell table:formula="of:=AVERAGE([.K20];[.K24];[.K28];[.K32];[.K36];[.K40])" office:value-type="float" office:value="0.0189601666666543" calcext:value-type="float">
            <text:p>0.018960166666654</text:p>
          </table:table-cell>
          <table:table-cell table:formula="of:=AVERAGE([.L20];[.L24];[.L28];[.L32];[.L36];[.L40])" office:value-type="float" office:value="0.0467200000000029" calcext:value-type="float">
            <text:p>0.046720000000003</text:p>
          </table:table-cell>
          <table:table-cell table:formula="of:=AVERAGE([.M20];[.M24];[.M28];[.M32];[.M36];[.M40])" office:value-type="float" office:value="0" calcext:value-type="float">
            <text:p>0</text:p>
          </table:table-cell>
          <table:table-cell table:formula="of:=AVERAGE([.N20];[.N24];[.N28];[.N32];[.N36];[.N40])" office:value-type="float" office:value="0" calcext:value-type="float">
            <text:p>0</text:p>
          </table:table-cell>
          <table:table-cell table:style-name="ce1" table:formula="of:=SUM([.C44:.N44])" office:value-type="float" office:value="18.1619038543371" calcext:value-type="float">
            <text:p>18.1619038543371</text:p>
          </table:table-cell>
        </table:table-row>
        <table:table-row table:style-name="ro1">
          <table:table-cell table:number-columns-repeated="2"/>
          <table:table-cell table:formula="of:=AVERAGE([.C21];[.C25];[.C29];[.C33];[.C37];[.C41])" office:value-type="float" office:value="0.11977983333334" calcext:value-type="float">
            <text:p>0.11977983333334</text:p>
          </table:table-cell>
          <table:table-cell table:formula="of:=AVERAGE([.D21];[.D25];[.D29];[.D33];[.D37];[.D41])" office:value-type="float" office:value="0.00167683333334878" calcext:value-type="float">
            <text:p>0.001676833333349</text:p>
          </table:table-cell>
          <table:table-cell table:formula="of:=AVERAGE([.E21];[.E25];[.E29];[.E33];[.E37];[.E41])" office:value-type="float" office:value="0.331361500000019" calcext:value-type="float">
            <text:p>0.331361500000019</text:p>
          </table:table-cell>
          <table:table-cell table:formula="of:=AVERAGE([.F21];[.F25];[.F29];[.F33];[.F37];[.F41])" office:value-type="float" office:value="4.71777065594991" calcext:value-type="float">
            <text:p>4.71777065594991</text:p>
          </table:table-cell>
          <table:table-cell table:formula="of:=AVERAGE([.G21];[.G25];[.G29];[.G33];[.G37];[.G41])" office:value-type="float" office:value="10.5218611666667" calcext:value-type="float">
            <text:p>10.5218611666667</text:p>
          </table:table-cell>
          <table:table-cell table:formula="of:=AVERAGE([.H21];[.H25];[.H29];[.H33];[.H37];[.H41])" office:value-type="float" office:value="0.000508833333308682" calcext:value-type="float">
            <text:p>0.000508833333309</text:p>
          </table:table-cell>
          <table:table-cell table:formula="of:=AVERAGE([.I21];[.I25];[.I29];[.I33];[.I37];[.I41])" office:value-type="float" office:value="13.474334" calcext:value-type="float">
            <text:p>13.474334</text:p>
          </table:table-cell>
          <table:table-cell table:formula="of:=AVERAGE([.J21];[.J25];[.J29];[.J33];[.J37];[.J41])" office:value-type="float" office:value="0.697006666666672" calcext:value-type="float">
            <text:p>0.697006666666672</text:p>
          </table:table-cell>
          <table:table-cell table:formula="of:=AVERAGE([.K21];[.K25];[.K29];[.K33];[.K37];[.K41])" office:value-type="float" office:value="0.0226133333333109" calcext:value-type="float">
            <text:p>0.022613333333311</text:p>
          </table:table-cell>
          <table:table-cell table:formula="of:=AVERAGE([.L21];[.L25];[.L29];[.L33];[.L37];[.L41])" office:value-type="float" office:value="0.0704494999999762" calcext:value-type="float">
            <text:p>0.070449499999976</text:p>
          </table:table-cell>
          <table:table-cell table:formula="of:=AVERAGE([.M21];[.M25];[.M29];[.M33];[.M37];[.M41])" office:value-type="float" office:value="0.0204936666666811" calcext:value-type="float">
            <text:p>0.020493666666681</text:p>
          </table:table-cell>
          <table:table-cell table:formula="of:=AVERAGE([.N21];[.N25];[.N29];[.N33];[.N37];[.N41])" office:value-type="float" office:value="0" calcext:value-type="float">
            <text:p>0</text:p>
          </table:table-cell>
          <table:table-cell table:style-name="ce1" table:formula="of:=SUM([.C45:.N45])" office:value-type="float" office:value="29.9778559892832" calcext:value-type="float">
            <text:p>29.9778559892832</text:p>
          </table:table-cell>
        </table:table-row>
        <table:table-row table:style-name="ro1">
          <table:table-cell table:number-columns-repeated="2"/>
          <table:table-cell table:formula="of:=AVERAGE([.C22];[.C26];[.C30];[.C34];[.C38];[.C42])" office:value-type="float" office:value="0.119779500000002" calcext:value-type="float">
            <text:p>0.119779500000002</text:p>
          </table:table-cell>
          <table:table-cell table:formula="of:=AVERAGE([.D22];[.D26];[.D30];[.D34];[.D38];[.D42])" office:value-type="float" office:value="0.0016766666666778" calcext:value-type="float">
            <text:p>0.001676666666678</text:p>
          </table:table-cell>
          <table:table-cell table:formula="of:=AVERAGE([.E22];[.E26];[.E30];[.E34];[.E38];[.E42])" office:value-type="float" office:value="0.373427499999991" calcext:value-type="float">
            <text:p>0.373427499999991</text:p>
          </table:table-cell>
          <table:table-cell table:formula="of:=AVERAGE([.F22];[.F26];[.F30];[.F34];[.F38];[.F42])" office:value-type="float" office:value="5.94755331675212" calcext:value-type="float">
            <text:p>5.94755331675212</text:p>
          </table:table-cell>
          <table:table-cell table:formula="of:=AVERAGE([.G22];[.G26];[.G30];[.G34];[.G38];[.G42])" office:value-type="float" office:value="14.0933563333333" calcext:value-type="float">
            <text:p>14.0933563333333</text:p>
          </table:table-cell>
          <table:table-cell table:formula="of:=AVERAGE([.H22];[.H26];[.H30];[.H34];[.H38];[.H42])" office:value-type="float" office:value="0.000508999999993876" calcext:value-type="float">
            <text:p>0.000508999999994</text:p>
          </table:table-cell>
          <table:table-cell table:formula="of:=AVERAGE([.I22];[.I26];[.I30];[.I34];[.I38];[.I42])" office:value-type="float" office:value="19.113237" calcext:value-type="float">
            <text:p>19.113237</text:p>
          </table:table-cell>
          <table:table-cell table:formula="of:=AVERAGE([.J22];[.J26];[.J30];[.J34];[.J38];[.J42])" office:value-type="float" office:value="0.834818500000002" calcext:value-type="float">
            <text:p>0.834818500000002</text:p>
          </table:table-cell>
          <table:table-cell table:formula="of:=AVERAGE([.K22];[.K26];[.K30];[.K34];[.K38];[.K42])" office:value-type="float" office:value="0.024184666666675" calcext:value-type="float">
            <text:p>0.024184666666675</text:p>
          </table:table-cell>
          <table:table-cell table:formula="of:=AVERAGE([.L22];[.L26];[.L30];[.L34];[.L38];[.L42])" office:value-type="float" office:value="0.0679868333333218" calcext:value-type="float">
            <text:p>0.067986833333322</text:p>
          </table:table-cell>
          <table:table-cell table:formula="of:=AVERAGE([.M22];[.M26];[.M30];[.M34];[.M38];[.M42])" office:value-type="float" office:value="0.0241196666666686" calcext:value-type="float">
            <text:p>0.024119666666669</text:p>
          </table:table-cell>
          <table:table-cell table:formula="of:=AVERAGE([.N22];[.N26];[.N30];[.N34];[.N38];[.N42])" office:value-type="float" office:value="0" calcext:value-type="float">
            <text:p>0</text:p>
          </table:table-cell>
          <table:table-cell table:style-name="ce1" table:formula="of:=SUM([.C46:.N46])" office:value-type="float" office:value="40.6006489834188" calcext:value-type="float">
            <text:p>40.6006489834188</text:p>
          </table:table-cell>
        </table:table-row>
        <table:table-row table:style-name="ro1">
          <table:table-cell table:number-columns-repeated="2"/>
          <table:table-cell table:formula="of:=AVERAGE([.C23];[.C27];[.C31];[.C35];[.C39];[.C43])" office:value-type="float" office:value="0.119703666666661" calcext:value-type="float">
            <text:p>0.119703666666661</text:p>
          </table:table-cell>
          <table:table-cell table:formula="of:=AVERAGE([.D23];[.D27];[.D31];[.D35];[.D39];[.D43])" office:value-type="float" office:value="0.00167500000001534" calcext:value-type="float">
            <text:p>0.001675000000015</text:p>
          </table:table-cell>
          <table:table-cell table:formula="of:=AVERAGE([.E23];[.E27];[.E31];[.E35];[.E39];[.E43])" office:value-type="float" office:value="0.419286" calcext:value-type="float">
            <text:p>0.419286</text:p>
          </table:table-cell>
          <table:table-cell table:formula="of:=AVERAGE([.F23];[.F27];[.F31];[.F35];[.F39];[.F43])" office:value-type="float" office:value="7.4503143231074" calcext:value-type="float">
            <text:p>7.4503143231074</text:p>
          </table:table-cell>
          <table:table-cell table:formula="of:=AVERAGE([.G23];[.G27];[.G31];[.G35];[.G39];[.G43])" office:value-type="float" office:value="21.1463916666667" calcext:value-type="float">
            <text:p>21.1463916666667</text:p>
          </table:table-cell>
          <table:table-cell table:formula="of:=AVERAGE([.H23];[.H27];[.H31];[.H35];[.H39];[.H43])" office:value-type="float" office:value="0.000511666666691705" calcext:value-type="float">
            <text:p>0.000511666666692</text:p>
          </table:table-cell>
          <table:table-cell table:formula="of:=AVERAGE([.I23];[.I27];[.I31];[.I35];[.I39];[.I43])" office:value-type="float" office:value="26.214018" calcext:value-type="float">
            <text:p>26.214018</text:p>
          </table:table-cell>
          <table:table-cell table:formula="of:=AVERAGE([.J23];[.J27];[.J31];[.J35];[.J39];[.J43])" office:value-type="float" office:value="1.144758" calcext:value-type="float">
            <text:p>1.144758</text:p>
          </table:table-cell>
          <table:table-cell table:formula="of:=AVERAGE([.K23];[.K27];[.K31];[.K35];[.K39];[.K43])" office:value-type="float" office:value="0.0418136666666649" calcext:value-type="float">
            <text:p>0.041813666666665</text:p>
          </table:table-cell>
          <table:table-cell table:formula="of:=AVERAGE([.L23];[.L27];[.L31];[.L35];[.L39];[.L43])" office:value-type="float" office:value="0.0775670000000067" calcext:value-type="float">
            <text:p>0.077567000000007</text:p>
          </table:table-cell>
          <table:table-cell table:formula="of:=AVERAGE([.M23];[.M27];[.M31];[.M35];[.M39];[.M43])" office:value-type="float" office:value="0.0275581666666558" calcext:value-type="float">
            <text:p>0.027558166666656</text:p>
          </table:table-cell>
          <table:table-cell table:formula="of:=AVERAGE([.N23];[.N27];[.N31];[.N35];[.N39];[.N43])" office:value-type="float" office:value="0" calcext:value-type="float">
            <text:p>0</text:p>
          </table:table-cell>
          <table:table-cell table:style-name="ce1" table:formula="of:=SUM([.C47:.N47])" office:value-type="float" office:value="56.6435971564408" calcext:value-type="float">
            <text:p>56.6435971564408</text:p>
          </table:table-cell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5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/>
        </table:table-row>
        <table:table-row table:style-name="ro1">
          <table:table-cell table:number-columns-repeated="2"/>
          <table:table-cell table:formula="of:=AVERAGE([.C50];[.C54];[.C58];[.C62];[.C66];[.C70])" office:value-type="float" office:value="0.115326666666666" calcext:value-type="float">
            <text:p>0.115326666666666</text:p>
          </table:table-cell>
          <table:table-cell table:formula="of:=AVERAGE([.D50];[.D54];[.D58];[.D62];[.D66];[.D70])" office:value-type="float" office:value="0.00167366666666643" calcext:value-type="float">
            <text:p>0.001673666666666</text:p>
          </table:table-cell>
          <table:table-cell table:formula="of:=AVERAGE([.E50];[.E54];[.E58];[.E62];[.E66];[.E70])" office:value-type="float" office:value="0.22689766666673" calcext:value-type="float">
            <text:p>0.22689766666673</text:p>
          </table:table-cell>
          <table:table-cell table:formula="of:=AVERAGE([.F50];[.F54];[.F58];[.F62];[.F66];[.F70])" office:value-type="float" office:value="3.10483451684316" calcext:value-type="float">
            <text:p>3.10483451684316</text:p>
          </table:table-cell>
          <table:table-cell table:formula="of:=AVERAGE([.G50];[.G54];[.G58];[.G62];[.G66];[.G70])" office:value-type="float" office:value="5.04101716666668" calcext:value-type="float">
            <text:p>5.04101716666668</text:p>
          </table:table-cell>
          <table:table-cell table:formula="of:=AVERAGE([.H50];[.H54];[.H58];[.H62];[.H66];[.H70])" office:value-type="float" office:value="0.000497666666679682" calcext:value-type="float">
            <text:p>0.00049766666668</text:p>
          </table:table-cell>
          <table:table-cell table:formula="of:=AVERAGE([.I50];[.I54];[.I58];[.I62];[.I66];[.I70])" office:value-type="float" office:value="9.06983316666672" calcext:value-type="float">
            <text:p>9.06983316666672</text:p>
          </table:table-cell>
          <table:table-cell table:formula="of:=AVERAGE([.J50];[.J54];[.J58];[.J62];[.J66];[.J70])" office:value-type="float" office:value="0.468506333333342" calcext:value-type="float">
            <text:p>0.468506333333342</text:p>
          </table:table-cell>
          <table:table-cell table:formula="of:=AVERAGE([.K50];[.K54];[.K58];[.K62];[.K66];[.K70])" office:value-type="float" office:value="0.0192426666666847" calcext:value-type="float">
            <text:p>0.019242666666685</text:p>
          </table:table-cell>
          <table:table-cell table:formula="of:=AVERAGE([.L50];[.L54];[.L58];[.L62];[.L66];[.L70])" office:value-type="float" office:value="0.0669490000000034" calcext:value-type="float">
            <text:p>0.066949000000004</text:p>
          </table:table-cell>
          <table:table-cell table:formula="of:=AVERAGE([.M50];[.M54];[.M58];[.M62];[.M66];[.M70])" office:value-type="float" office:value="0" calcext:value-type="float">
            <text:p>0</text:p>
          </table:table-cell>
          <table:table-cell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1" table:formula="of:=SUM([.C74:.N74])" office:value-type="float" office:value="18.1225285168433" calcext:value-type="float">
            <text:p>18.1225285168433</text:p>
          </table:table-cell>
        </table:table-row>
        <table:table-row table:style-name="ro1">
          <table:table-cell table:number-columns-repeated="2"/>
          <table:table-cell table:formula="of:=AVERAGE([.C51];[.C55];[.C59];[.C63];[.C67];[.C71])" office:value-type="float" office:value="0.119630833333304" calcext:value-type="float">
            <text:p>0.119630833333304</text:p>
          </table:table-cell>
          <table:table-cell table:formula="of:=AVERAGE([.D51];[.D55];[.D59];[.D63];[.D67];[.D71])" office:value-type="float" office:value="0.00168399999999262" calcext:value-type="float">
            <text:p>0.001683999999993</text:p>
          </table:table-cell>
          <table:table-cell table:formula="of:=AVERAGE([.E51];[.E55];[.E59];[.E63];[.E67];[.E71])" office:value-type="float" office:value="0.236797499999985" calcext:value-type="float">
            <text:p>0.236797499999985</text:p>
          </table:table-cell>
          <table:table-cell table:formula="of:=AVERAGE([.F51];[.F55];[.F59];[.F63];[.F67];[.F71])" office:value-type="float" office:value="3.25320299466451" calcext:value-type="float">
            <text:p>3.25320299466451</text:p>
          </table:table-cell>
          <table:table-cell table:formula="of:=AVERAGE([.G51];[.G55];[.G59];[.G63];[.G67];[.G71])" office:value-type="float" office:value="5.09656383333336" calcext:value-type="float">
            <text:p>5.09656383333336</text:p>
          </table:table-cell>
          <table:table-cell table:formula="of:=AVERAGE([.H51];[.H55];[.H59];[.H63];[.H67];[.H71])" office:value-type="float" office:value="0.000453333333287749" calcext:value-type="float">
            <text:p>0.000453333333288</text:p>
          </table:table-cell>
          <table:table-cell table:formula="of:=AVERAGE([.I51];[.I55];[.I59];[.I63];[.I67];[.I71])" office:value-type="float" office:value="9.34337083333332" calcext:value-type="float">
            <text:p>9.34337083333332</text:p>
          </table:table-cell>
          <table:table-cell table:formula="of:=AVERAGE([.J51];[.J55];[.J59];[.J63];[.J67];[.J71])" office:value-type="float" office:value="0.445572333333284" calcext:value-type="float">
            <text:p>0.445572333333284</text:p>
          </table:table-cell>
          <table:table-cell table:formula="of:=AVERAGE([.K51];[.K55];[.K59];[.K63];[.K67];[.K71])" office:value-type="float" office:value="0.0194254999999354" calcext:value-type="float">
            <text:p>0.019425499999935</text:p>
          </table:table-cell>
          <table:table-cell table:formula="of:=AVERAGE([.L51];[.L55];[.L59];[.L63];[.L67];[.L71])" office:value-type="float" office:value="0.0712628333333214" calcext:value-type="float">
            <text:p>0.071262833333321</text:p>
          </table:table-cell>
          <table:table-cell table:formula="of:=AVERAGE([.M51];[.M55];[.M59];[.M63];[.M67];[.M71])" office:value-type="float" office:value="0" calcext:value-type="float">
            <text:p>0</text:p>
          </table:table-cell>
          <table:table-cell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1" table:formula="of:=SUM([.C75:.N75])" office:value-type="float" office:value="18.6030819946643" calcext:value-type="float">
            <text:p>18.6030819946643</text:p>
          </table:table-cell>
        </table:table-row>
        <table:table-row table:style-name="ro1">
          <table:table-cell table:number-columns-repeated="2"/>
          <table:table-cell table:formula="of:=AVERAGE([.C52];[.C56];[.C60];[.C64];[.C68];[.C72])" office:value-type="float" office:value="0.120418666666656" calcext:value-type="float">
            <text:p>0.120418666666656</text:p>
          </table:table-cell>
          <table:table-cell table:formula="of:=AVERAGE([.D52];[.D56];[.D60];[.D64];[.D68];[.D72])" office:value-type="float" office:value="0.00167816666663612" calcext:value-type="float">
            <text:p>0.001678166666636</text:p>
          </table:table-cell>
          <table:table-cell table:formula="of:=AVERAGE([.E52];[.E56];[.E60];[.E64];[.E68];[.E72])" office:value-type="float" office:value="0.237880666666683" calcext:value-type="float">
            <text:p>0.237880666666683</text:p>
          </table:table-cell>
          <table:table-cell table:formula="of:=AVERAGE([.F52];[.F56];[.F60];[.F64];[.F68];[.F72])" office:value-type="float" office:value="3.28465127944946" calcext:value-type="float">
            <text:p>3.28465127944946</text:p>
          </table:table-cell>
          <table:table-cell table:formula="of:=AVERAGE([.G52];[.G56];[.G60];[.G64];[.G68];[.G72])" office:value-type="float" office:value="4.75816966666667" calcext:value-type="float">
            <text:p>4.75816966666667</text:p>
          </table:table-cell>
          <table:table-cell table:formula="of:=AVERAGE([.H52];[.H56];[.H60];[.H64];[.H68];[.H72])" office:value-type="float" office:value="0.000475833333363577" calcext:value-type="float">
            <text:p>0.000475833333364</text:p>
          </table:table-cell>
          <table:table-cell table:formula="of:=AVERAGE([.I52];[.I56];[.I60];[.I64];[.I68];[.I72])" office:value-type="float" office:value="6.62672633333339" calcext:value-type="float">
            <text:p>6.62672633333339</text:p>
          </table:table-cell>
          <table:table-cell table:formula="of:=AVERAGE([.J52];[.J56];[.J60];[.J64];[.J68];[.J72])" office:value-type="float" office:value="0.448095999999983" calcext:value-type="float">
            <text:p>0.448095999999983</text:p>
          </table:table-cell>
          <table:table-cell table:formula="of:=AVERAGE([.K52];[.K56];[.K60];[.K64];[.K68];[.K72])" office:value-type="float" office:value="0.0195068333332908" calcext:value-type="float">
            <text:p>0.019506833333291</text:p>
          </table:table-cell>
          <table:table-cell table:formula="of:=AVERAGE([.L52];[.L56];[.L60];[.L64];[.L68];[.L72])" office:value-type="float" office:value="0.0679751666667319" calcext:value-type="float">
            <text:p>0.067975166666732</text:p>
          </table:table-cell>
          <table:table-cell table:formula="of:=AVERAGE([.M52];[.M56];[.M60];[.M64];[.M68];[.M72])" office:value-type="float" office:value="0" calcext:value-type="float">
            <text:p>0</text:p>
          </table:table-cell>
          <table:table-cell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1" table:formula="of:=SUM([.C76:.N76])" office:value-type="float" office:value="15.5865827794495" calcext:value-type="float">
            <text:p>15.5865827794495</text:p>
          </table:table-cell>
        </table:table-row>
        <table:table-row table:style-name="ro1">
          <table:table-cell table:number-columns-repeated="2"/>
          <table:table-cell table:formula="of:=AVERAGE([.C53];[.C57];[.C61];[.C65];[.C69];[.C73])" office:value-type="float" office:value="0.119689999999973" calcext:value-type="float">
            <text:p>0.119689999999973</text:p>
          </table:table-cell>
          <table:table-cell table:formula="of:=AVERAGE([.D53];[.D57];[.D61];[.D65];[.D69];[.D73])" office:value-type="float" office:value="0.0016785000000444" calcext:value-type="float">
            <text:p>0.001678500000044</text:p>
          </table:table-cell>
          <table:table-cell table:formula="of:=AVERAGE([.E53];[.E57];[.E61];[.E65];[.E69];[.E73])" office:value-type="float" office:value="0.228953000000009" calcext:value-type="float">
            <text:p>0.228953000000009</text:p>
          </table:table-cell>
          <table:table-cell table:formula="of:=AVERAGE([.F53];[.F57];[.F61];[.F65];[.F69];[.F73])" office:value-type="float" office:value="3.38264222939809" calcext:value-type="float">
            <text:p>3.38264222939809</text:p>
          </table:table-cell>
          <table:table-cell table:formula="of:=AVERAGE([.G53];[.G57];[.G61];[.G65];[.G69];[.G73])" office:value-type="float" office:value="6.11048050000003" calcext:value-type="float">
            <text:p>6.11048050000003</text:p>
          </table:table-cell>
          <table:table-cell table:formula="of:=AVERAGE([.H53];[.H57];[.H61];[.H65];[.H69];[.H73])" office:value-type="float" office:value="0.000487999999999526" calcext:value-type="float">
            <text:p>0.000488</text:p>
          </table:table-cell>
          <table:table-cell table:formula="of:=AVERAGE([.I53];[.I57];[.I61];[.I65];[.I69];[.I73])" office:value-type="float" office:value="7.13801233333334" calcext:value-type="float">
            <text:p>7.13801233333334</text:p>
          </table:table-cell>
          <table:table-cell table:formula="of:=AVERAGE([.J53];[.J57];[.J61];[.J65];[.J69];[.J73])" office:value-type="float" office:value="0.485322000000034" calcext:value-type="float">
            <text:p>0.485322000000034</text:p>
          </table:table-cell>
          <table:table-cell table:formula="of:=AVERAGE([.K53];[.K57];[.K61];[.K65];[.K69];[.K73])" office:value-type="float" office:value="0.019202666666672" calcext:value-type="float">
            <text:p>0.019202666666672</text:p>
          </table:table-cell>
          <table:table-cell table:formula="of:=AVERAGE([.L53];[.L57];[.L61];[.L65];[.L69];[.L73])" office:value-type="float" office:value="0.0652614999999818" calcext:value-type="float">
            <text:p>0.065261499999982</text:p>
          </table:table-cell>
          <table:table-cell table:formula="of:=AVERAGE([.M53];[.M57];[.M61];[.M65];[.M69];[.M73])" office:value-type="float" office:value="0" calcext:value-type="float">
            <text:p>0</text:p>
          </table:table-cell>
          <table:table-cell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1" table:formula="of:=SUM([.C77:.N77])" office:value-type="float" office:value="17.5784762293982" calcext:value-type="float">
            <text:p>17.5784762293982</text:p>
          </table:table-cell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1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/>
        </table:table-row>
        <table:table-row table:style-name="ro1">
          <table:table-cell table:number-columns-repeated="2"/>
          <table:table-cell table:formula="of:=AVERAGE([.C80];[.C84];[.C88])" office:value-type="float" office:value="0.115959333333339" calcext:value-type="float">
            <text:p>0.115959333333339</text:p>
          </table:table-cell>
          <table:table-cell table:formula="of:=AVERAGE([.D80];[.D84];[.D88])" office:value-type="float" office:value="0.0016729999999956" calcext:value-type="float">
            <text:p>0.001672999999996</text:p>
          </table:table-cell>
          <table:table-cell table:formula="of:=AVERAGE([.E80];[.E84];[.E88])" office:value-type="float" office:value="0.228163333333329" calcext:value-type="float">
            <text:p>0.228163333333329</text:p>
          </table:table-cell>
          <table:table-cell table:formula="of:=AVERAGE([.F80];[.F84];[.F88])" office:value-type="float" office:value="3.10833565394084" calcext:value-type="float">
            <text:p>3.10833565394084</text:p>
          </table:table-cell>
          <table:table-cell table:formula="of:=AVERAGE([.G80];[.G84];[.G88])" office:value-type="float" office:value="5.04719333333333" calcext:value-type="float">
            <text:p>5.04719333333333</text:p>
          </table:table-cell>
          <table:table-cell table:formula="of:=AVERAGE([.H80];[.H84];[.H88])" office:value-type="float" office:value="0.000545666666663891" calcext:value-type="float">
            <text:p>0.000545666666664</text:p>
          </table:table-cell>
          <table:table-cell table:formula="of:=AVERAGE([.I80];[.I84];[.I88])" office:value-type="float" office:value="9.03049" calcext:value-type="float">
            <text:p>9.03049</text:p>
          </table:table-cell>
          <table:table-cell table:formula="of:=AVERAGE([.J80];[.J84];[.J88])" office:value-type="float" office:value="0.477682666666671" calcext:value-type="float">
            <text:p>0.477682666666671</text:p>
          </table:table-cell>
          <table:table-cell table:formula="of:=AVERAGE([.K80];[.K84];[.K88])" office:value-type="float" office:value="0.0189113333333305" calcext:value-type="float">
            <text:p>0.018911333333331</text:p>
          </table:table-cell>
          <table:table-cell table:formula="of:=AVERAGE([.L80];[.L84];[.L88])" office:value-type="float" office:value="0.0697079999999962" calcext:value-type="float">
            <text:p>0.069707999999996</text:p>
          </table:table-cell>
          <table:table-cell table:formula="of:=AVERAGE([.M80];[.M84];[.M88])" office:value-type="float" office:value="0" calcext:value-type="float">
            <text:p>0</text:p>
          </table:table-cell>
          <table:table-cell table:formula="of:=AVERAGE([.N80];[.N84];[.N88])" office:value-type="float" office:value="0.00776733333333368" calcext:value-type="float">
            <text:p>0.007767333333334</text:p>
          </table:table-cell>
          <table:table-cell table:style-name="ce1" table:formula="of:=SUM([.C92:.N92])" office:value-type="float" office:value="18.1064296539408" calcext:value-type="float">
            <text:p>18.1064296539408</text:p>
          </table:table-cell>
        </table:table-row>
        <table:table-row table:style-name="ro1">
          <table:table-cell table:number-columns-repeated="2"/>
          <table:table-cell table:formula="of:=AVERAGE([.C81];[.C85];[.C89])" office:value-type="float" office:value="0.120440333333334" calcext:value-type="float">
            <text:p>0.120440333333334</text:p>
          </table:table-cell>
          <table:table-cell table:formula="of:=AVERAGE([.D81];[.D85];[.D89])" office:value-type="float" office:value="0.00167400000000247" calcext:value-type="float">
            <text:p>0.001674000000002</text:p>
          </table:table-cell>
          <table:table-cell table:formula="of:=AVERAGE([.E81];[.E85];[.E89])" office:value-type="float" office:value="0.288774666666663" calcext:value-type="float">
            <text:p>0.288774666666663</text:p>
          </table:table-cell>
          <table:table-cell table:formula="of:=AVERAGE([.F81];[.F85];[.F89])" office:value-type="float" office:value="3.13105185826619" calcext:value-type="float">
            <text:p>3.13105185826619</text:p>
          </table:table-cell>
          <table:table-cell table:formula="of:=AVERAGE([.G81];[.G85];[.G89])" office:value-type="float" office:value="5.09530633333333" calcext:value-type="float">
            <text:p>5.09530633333333</text:p>
          </table:table-cell>
          <table:table-cell table:formula="of:=AVERAGE([.H81];[.H85];[.H89])" office:value-type="float" office:value="0.00119800000000107" calcext:value-type="float">
            <text:p>0.001198000000001</text:p>
          </table:table-cell>
          <table:table-cell table:formula="of:=AVERAGE([.I81];[.I85];[.I89])" office:value-type="float" office:value="4.71326233333334" calcext:value-type="float">
            <text:p>4.71326233333334</text:p>
          </table:table-cell>
          <table:table-cell table:formula="of:=AVERAGE([.J81];[.J85];[.J89])" office:value-type="float" office:value="0.442043666666659" calcext:value-type="float">
            <text:p>0.442043666666659</text:p>
          </table:table-cell>
          <table:table-cell table:formula="of:=AVERAGE([.K81];[.K85];[.K89])" office:value-type="float" office:value="0.0194489999999921" calcext:value-type="float">
            <text:p>0.019448999999992</text:p>
          </table:table-cell>
          <table:table-cell table:formula="of:=AVERAGE([.L81];[.L85];[.L89])" office:value-type="float" office:value="0.0717853333333428" calcext:value-type="float">
            <text:p>0.071785333333343</text:p>
          </table:table-cell>
          <table:table-cell table:formula="of:=AVERAGE([.M81];[.M85];[.M89])" office:value-type="float" office:value="0" calcext:value-type="float">
            <text:p>0</text:p>
          </table:table-cell>
          <table:table-cell table:formula="of:=AVERAGE([.N81];[.N85];[.N89])" office:value-type="float" office:value="0.015132999999994" calcext:value-type="float">
            <text:p>0.015132999999994</text:p>
          </table:table-cell>
          <table:table-cell table:style-name="ce1" table:formula="of:=SUM([.C93:.N93])" office:value-type="float" office:value="13.9001185249329" calcext:value-type="float">
            <text:p>13.9001185249329</text:p>
          </table:table-cell>
        </table:table-row>
        <table:table-row table:style-name="ro1">
          <table:table-cell table:number-columns-repeated="2"/>
          <table:table-cell table:formula="of:=AVERAGE([.C82];[.C86];[.C90])" office:value-type="float" office:value="0.120926999999997" calcext:value-type="float">
            <text:p>0.120926999999997</text:p>
          </table:table-cell>
          <table:table-cell table:formula="of:=AVERAGE([.D82];[.D86];[.D90])" office:value-type="float" office:value="0.00167400000000365" calcext:value-type="float">
            <text:p>0.001674000000004</text:p>
          </table:table-cell>
          <table:table-cell table:formula="of:=AVERAGE([.E82];[.E86];[.E90])" office:value-type="float" office:value="0.23728366666666" calcext:value-type="float">
            <text:p>0.23728366666666</text:p>
          </table:table-cell>
          <table:table-cell table:formula="of:=AVERAGE([.F82];[.F86];[.F90])" office:value-type="float" office:value="3.19056661923726" calcext:value-type="float">
            <text:p>3.19056661923726</text:p>
          </table:table-cell>
          <table:table-cell table:formula="of:=AVERAGE([.G82];[.G86];[.G90])" office:value-type="float" office:value="4.74557166666667" calcext:value-type="float">
            <text:p>4.74557166666667</text:p>
          </table:table-cell>
          <table:table-cell table:formula="of:=AVERAGE([.H82];[.H86];[.H90])" office:value-type="float" office:value="0.00112866666667344" calcext:value-type="float">
            <text:p>0.001128666666673</text:p>
          </table:table-cell>
          <table:table-cell table:formula="of:=AVERAGE([.I82];[.I86];[.I90])" office:value-type="float" office:value="4.99958133333333" calcext:value-type="float">
            <text:p>4.99958133333333</text:p>
          </table:table-cell>
          <table:table-cell table:formula="of:=AVERAGE([.J82];[.J86];[.J90])" office:value-type="float" office:value="0.478560333333336" calcext:value-type="float">
            <text:p>0.478560333333336</text:p>
          </table:table-cell>
          <table:table-cell table:formula="of:=AVERAGE([.K82];[.K86];[.K90])" office:value-type="float" office:value="0.0194840000000009" calcext:value-type="float">
            <text:p>0.019484000000001</text:p>
          </table:table-cell>
          <table:table-cell table:formula="of:=AVERAGE([.L82];[.L86];[.L90])" office:value-type="float" office:value="0.0680663333333366" calcext:value-type="float">
            <text:p>0.068066333333337</text:p>
          </table:table-cell>
          <table:table-cell table:formula="of:=AVERAGE([.M82];[.M86];[.M90])" office:value-type="float" office:value="0" calcext:value-type="float">
            <text:p>0</text:p>
          </table:table-cell>
          <table:table-cell table:formula="of:=AVERAGE([.N82];[.N86];[.N90])" office:value-type="float" office:value="0.0212049999999948" calcext:value-type="float">
            <text:p>0.021204999999995</text:p>
          </table:table-cell>
          <table:table-cell table:style-name="ce1" table:formula="of:=SUM([.C94:.N94])" office:value-type="float" office:value="13.8840486192373" calcext:value-type="float">
            <text:p>13.8840486192373</text:p>
          </table:table-cell>
        </table:table-row>
        <table:table-row table:style-name="ro1">
          <table:table-cell table:number-columns-repeated="2"/>
          <table:table-cell table:formula="of:=AVERAGE([.C83];[.C87];[.C91])" office:value-type="float" office:value="0.120725666666672" calcext:value-type="float">
            <text:p>0.120725666666672</text:p>
          </table:table-cell>
          <table:table-cell table:formula="of:=AVERAGE([.D83];[.D87];[.D91])" office:value-type="float" office:value="0.00165733333332933" calcext:value-type="float">
            <text:p>0.001657333333329</text:p>
          </table:table-cell>
          <table:table-cell table:formula="of:=AVERAGE([.E83];[.E87];[.E91])" office:value-type="float" office:value="0.230304999999997" calcext:value-type="float">
            <text:p>0.230304999999997</text:p>
          </table:table-cell>
          <table:table-cell table:formula="of:=AVERAGE([.F83];[.F87];[.F91])" office:value-type="float" office:value="3.33003274599711" calcext:value-type="float">
            <text:p>3.33003274599711</text:p>
          </table:table-cell>
          <table:table-cell table:formula="of:=AVERAGE([.G83];[.G87];[.G91])" office:value-type="float" office:value="6.05975133333333" calcext:value-type="float">
            <text:p>6.05975133333333</text:p>
          </table:table-cell>
          <table:table-cell table:formula="of:=AVERAGE([.H83];[.H87];[.H91])" office:value-type="float" office:value="0.0011256666666597" calcext:value-type="float">
            <text:p>0.00112566666666</text:p>
          </table:table-cell>
          <table:table-cell table:formula="of:=AVERAGE([.I83];[.I87];[.I91])" office:value-type="float" office:value="4.54652" calcext:value-type="float">
            <text:p>4.54652</text:p>
          </table:table-cell>
          <table:table-cell table:formula="of:=AVERAGE([.J83];[.J87];[.J91])" office:value-type="float" office:value="0.500781333333327" calcext:value-type="float">
            <text:p>0.500781333333327</text:p>
          </table:table-cell>
          <table:table-cell table:formula="of:=AVERAGE([.K83];[.K87];[.K91])" office:value-type="float" office:value="0.0192646666666671" calcext:value-type="float">
            <text:p>0.019264666666667</text:p>
          </table:table-cell>
          <table:table-cell table:formula="of:=AVERAGE([.L83];[.L87];[.L91])" office:value-type="float" office:value="0.0657016666666739" calcext:value-type="float">
            <text:p>0.065701666666674</text:p>
          </table:table-cell>
          <table:table-cell table:formula="of:=AVERAGE([.M83];[.M87];[.M91])" office:value-type="float" office:value="0" calcext:value-type="float">
            <text:p>0</text:p>
          </table:table-cell>
          <table:table-cell table:formula="of:=AVERAGE([.N83];[.N87];[.N91])" office:value-type="float" office:value="0.0267576666666637" calcext:value-type="float">
            <text:p>0.026757666666664</text:p>
          </table:table-cell>
          <table:table-cell table:style-name="ce1" table:formula="of:=SUM([.C95:.N95])" office:value-type="float" office:value="14.9026230793304" calcext:value-type="float">
            <text:p>14.9026230793304</text:p>
          </table:table-cell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5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2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8999999999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/>
        </table:table-row>
        <table:table-row table:style-name="ro1">
          <table:table-cell table:number-columns-repeated="2"/>
          <table:table-cell table:formula="of:=AVERAGE([.C98];[.C102];[.C106])" office:value-type="float" office:value="0.114752666666662" calcext:value-type="float">
            <text:p>0.114752666666662</text:p>
          </table:table-cell>
          <table:table-cell table:formula="of:=AVERAGE([.D98];[.D102];[.D106])" office:value-type="float" office:value="0.00168366666665798" calcext:value-type="float">
            <text:p>0.001683666666658</text:p>
          </table:table-cell>
          <table:table-cell table:formula="of:=AVERAGE([.E98];[.E102];[.E106])" office:value-type="float" office:value="0.226850666666664" calcext:value-type="float">
            <text:p>0.226850666666664</text:p>
          </table:table-cell>
          <table:table-cell table:formula="of:=AVERAGE([.F98];[.F102];[.F106])" office:value-type="float" office:value="3.0802853902181" calcext:value-type="float">
            <text:p>3.0802853902181</text:p>
          </table:table-cell>
          <table:table-cell table:formula="of:=AVERAGE([.G98];[.G102];[.G106])" office:value-type="float" office:value="4.996841" calcext:value-type="float">
            <text:p>4.996841</text:p>
          </table:table-cell>
          <table:table-cell table:formula="of:=AVERAGE([.H98];[.H102];[.H106])" office:value-type="float" office:value="0.000540000000000281" calcext:value-type="float">
            <text:p>0.00054</text:p>
          </table:table-cell>
          <table:table-cell table:formula="of:=AVERAGE([.I98];[.I102];[.I106])" office:value-type="float" office:value="9.071645" calcext:value-type="float">
            <text:p>9.071645</text:p>
          </table:table-cell>
          <table:table-cell table:formula="of:=AVERAGE([.J98];[.J102];[.J106])" office:value-type="float" office:value="0.477166666666663" calcext:value-type="float">
            <text:p>0.477166666666663</text:p>
          </table:table-cell>
          <table:table-cell table:formula="of:=AVERAGE([.K98];[.K102];[.K106])" office:value-type="float" office:value="0.0189903333333277" calcext:value-type="float">
            <text:p>0.018990333333328</text:p>
          </table:table-cell>
          <table:table-cell table:formula="of:=AVERAGE([.L98];[.L102];[.L106])" office:value-type="float" office:value="0.0701650000000183" calcext:value-type="float">
            <text:p>0.070165000000018</text:p>
          </table:table-cell>
          <table:table-cell table:formula="of:=AVERAGE([.M98];[.M102];[.M106])" office:value-type="float" office:value="0" calcext:value-type="float">
            <text:p>0</text:p>
          </table:table-cell>
          <table:table-cell table:formula="of:=AVERAGE([.N98];[.N102];[.N106])" office:value-type="float" office:value="0.00765333333332308" calcext:value-type="float">
            <text:p>0.007653333333323</text:p>
          </table:table-cell>
          <table:table-cell table:style-name="ce1" table:formula="of:=SUM([.C110:.N110])" office:value-type="float" office:value="18.0665737235514" calcext:value-type="float">
            <text:p>18.0665737235514</text:p>
          </table:table-cell>
        </table:table-row>
        <table:table-row table:style-name="ro1">
          <table:table-cell table:number-columns-repeated="2"/>
          <table:table-cell table:formula="of:=AVERAGE([.C99];[.C103];[.C107])" office:value-type="float" office:value="0.119277333333324" calcext:value-type="float">
            <text:p>0.119277333333324</text:p>
          </table:table-cell>
          <table:table-cell table:formula="of:=AVERAGE([.D99];[.D103];[.D107])" office:value-type="float" office:value="0.00167666666667069" calcext:value-type="float">
            <text:p>0.001676666666671</text:p>
          </table:table-cell>
          <table:table-cell table:formula="of:=AVERAGE([.E99];[.E103];[.E107])" office:value-type="float" office:value="0.380881333333332" calcext:value-type="float">
            <text:p>0.380881333333332</text:p>
          </table:table-cell>
          <table:table-cell table:formula="of:=AVERAGE([.F99];[.F103];[.F107])" office:value-type="float" office:value="4.48821822802226" calcext:value-type="float">
            <text:p>4.48821822802226</text:p>
          </table:table-cell>
          <table:table-cell table:formula="of:=AVERAGE([.G99];[.G103];[.G107])" office:value-type="float" office:value="10.3630786666667" calcext:value-type="float">
            <text:p>10.3630786666667</text:p>
          </table:table-cell>
          <table:table-cell table:formula="of:=AVERAGE([.H99];[.H103];[.H107])" office:value-type="float" office:value="0.00122000000000592" calcext:value-type="float">
            <text:p>0.001220000000006</text:p>
          </table:table-cell>
          <table:table-cell table:formula="of:=AVERAGE([.I99];[.I103];[.I107])" office:value-type="float" office:value="9.739236" calcext:value-type="float">
            <text:p>9.739236</text:p>
          </table:table-cell>
          <table:table-cell table:formula="of:=AVERAGE([.J99];[.J103];[.J107])" office:value-type="float" office:value="0.692394333333333" calcext:value-type="float">
            <text:p>0.692394333333333</text:p>
          </table:table-cell>
          <table:table-cell table:formula="of:=AVERAGE([.K99];[.K103];[.K107])" office:value-type="float" office:value="0.0226913333333295" calcext:value-type="float">
            <text:p>0.02269133333333</text:p>
          </table:table-cell>
          <table:table-cell table:formula="of:=AVERAGE([.L99];[.L103];[.L107])" office:value-type="float" office:value="0.49245533333329" calcext:value-type="float">
            <text:p>0.49245533333329</text:p>
          </table:table-cell>
          <table:table-cell table:formula="of:=AVERAGE([.M99];[.M103];[.M107])" office:value-type="float" office:value="0.0207110000000152" calcext:value-type="float">
            <text:p>0.020711000000015</text:p>
          </table:table-cell>
          <table:table-cell table:formula="of:=AVERAGE([.N99];[.N103];[.N107])" office:value-type="float" office:value="0.014730000000012" calcext:value-type="float">
            <text:p>0.014730000000012</text:p>
          </table:table-cell>
          <table:table-cell table:style-name="ce1" table:formula="of:=SUM([.C111:.N111])" office:value-type="float" office:value="26.3365702280222" calcext:value-type="float">
            <text:p>26.3365702280222</text:p>
          </table:table-cell>
        </table:table-row>
        <table:table-row table:style-name="ro1">
          <table:table-cell table:number-columns-repeated="2"/>
          <table:table-cell table:formula="of:=AVERAGE([.C100];[.C104];[.C108])" office:value-type="float" office:value="0.119893333333321" calcext:value-type="float">
            <text:p>0.119893333333321</text:p>
          </table:table-cell>
          <table:table-cell table:formula="of:=AVERAGE([.D100];[.D104];[.D108])" office:value-type="float" office:value="0.00167300000001328" calcext:value-type="float">
            <text:p>0.001673000000013</text:p>
          </table:table-cell>
          <table:table-cell table:formula="of:=AVERAGE([.E100];[.E104];[.E108])" office:value-type="float" office:value="0.37322666666667" calcext:value-type="float">
            <text:p>0.37322666666667</text:p>
          </table:table-cell>
          <table:table-cell table:formula="of:=AVERAGE([.F100];[.F104];[.F108])" office:value-type="float" office:value="5.82084965705872" calcext:value-type="float">
            <text:p>5.82084965705872</text:p>
          </table:table-cell>
          <table:table-cell table:formula="of:=AVERAGE([.G100];[.G104];[.G108])" office:value-type="float" office:value="13.9312166666667" calcext:value-type="float">
            <text:p>13.9312166666667</text:p>
          </table:table-cell>
          <table:table-cell table:formula="of:=AVERAGE([.H100];[.H104];[.H108])" office:value-type="float" office:value="0.00116966666667888" calcext:value-type="float">
            <text:p>0.001169666666679</text:p>
          </table:table-cell>
          <table:table-cell table:formula="of:=AVERAGE([.I100];[.I104];[.I108])" office:value-type="float" office:value="16.1127836666667" calcext:value-type="float">
            <text:p>16.1127836666667</text:p>
          </table:table-cell>
          <table:table-cell table:formula="of:=AVERAGE([.J100];[.J104];[.J108])" office:value-type="float" office:value="0.839403000000009" calcext:value-type="float">
            <text:p>0.839403000000009</text:p>
          </table:table-cell>
          <table:table-cell table:formula="of:=AVERAGE([.K100];[.K104];[.K108])" office:value-type="float" office:value="0.0245720000000063" calcext:value-type="float">
            <text:p>0.024572000000006</text:p>
          </table:table-cell>
          <table:table-cell table:formula="of:=AVERAGE([.L100];[.L104];[.L108])" office:value-type="float" office:value="0.658648333333327" calcext:value-type="float">
            <text:p>0.658648333333327</text:p>
          </table:table-cell>
          <table:table-cell table:formula="of:=AVERAGE([.M100];[.M104];[.M108])" office:value-type="float" office:value="0.0246490000000108" calcext:value-type="float">
            <text:p>0.024649000000011</text:p>
          </table:table-cell>
          <table:table-cell table:formula="of:=AVERAGE([.N100];[.N104];[.N108])" office:value-type="float" office:value="0.0214920000000092" calcext:value-type="float">
            <text:p>0.021492000000009</text:p>
          </table:table-cell>
          <table:table-cell table:style-name="ce1" table:formula="of:=SUM([.C112:.N112])" office:value-type="float" office:value="37.9295769903921" calcext:value-type="float">
            <text:p>37.9295769903921</text:p>
          </table:table-cell>
        </table:table-row>
        <table:table-row table:style-name="ro1">
          <table:table-cell table:number-columns-repeated="2"/>
          <table:table-cell table:formula="of:=AVERAGE([.C101];[.C105];[.C109])" office:value-type="float" office:value="0.120670333333327" calcext:value-type="float">
            <text:p>0.120670333333327</text:p>
          </table:table-cell>
          <table:table-cell table:formula="of:=AVERAGE([.D101];[.D105];[.D109])" office:value-type="float" office:value="0.00167333333333393" calcext:value-type="float">
            <text:p>0.001673333333334</text:p>
          </table:table-cell>
          <table:table-cell table:formula="of:=AVERAGE([.E101];[.E105];[.E109])" office:value-type="float" office:value="0.417809666666661" calcext:value-type="float">
            <text:p>0.417809666666661</text:p>
          </table:table-cell>
          <table:table-cell table:formula="of:=AVERAGE([.F101];[.F105];[.F109])" office:value-type="float" office:value="7.34267727533976" calcext:value-type="float">
            <text:p>7.34267727533976</text:p>
          </table:table-cell>
          <table:table-cell table:formula="of:=AVERAGE([.G101];[.G105];[.G109])" office:value-type="float" office:value="20.8967" calcext:value-type="float">
            <text:p>20.8967</text:p>
          </table:table-cell>
          <table:table-cell table:formula="of:=AVERAGE([.H101];[.H105];[.H109])" office:value-type="float" office:value="0.00118033333334229" calcext:value-type="float">
            <text:p>0.001180333333342</text:p>
          </table:table-cell>
          <table:table-cell table:formula="of:=AVERAGE([.I101];[.I105];[.I109])" office:value-type="float" office:value="22.2744046666667" calcext:value-type="float">
            <text:p>22.2744046666667</text:p>
          </table:table-cell>
          <table:table-cell table:formula="of:=AVERAGE([.J101];[.J105];[.J109])" office:value-type="float" office:value="1.10346066666668" calcext:value-type="float">
            <text:p>1.10346066666668</text:p>
          </table:table-cell>
          <table:table-cell table:formula="of:=AVERAGE([.K101];[.K105];[.K109])" office:value-type="float" office:value="0.02666366666665" calcext:value-type="float">
            <text:p>0.02666366666665</text:p>
          </table:table-cell>
          <table:table-cell table:formula="of:=AVERAGE([.L101];[.L105];[.L109])" office:value-type="float" office:value="0.812590333333361" calcext:value-type="float">
            <text:p>0.812590333333361</text:p>
          </table:table-cell>
          <table:table-cell table:formula="of:=AVERAGE([.M101];[.M105];[.M109])" office:value-type="float" office:value="0.0283306666666476" calcext:value-type="float">
            <text:p>0.028330666666648</text:p>
          </table:table-cell>
          <table:table-cell table:formula="of:=AVERAGE([.N101];[.N105];[.N109])" office:value-type="float" office:value="0.0270289999999894" calcext:value-type="float">
            <text:p>0.027028999999989</text:p>
          </table:table-cell>
          <table:table-cell table:style-name="ce1" table:formula="of:=SUM([.C113:.N113])" office:value-type="float" office:value="53.0531899420064" calcext:value-type="float">
            <text:p>53.0531899420064</text:p>
          </table:table-cell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-00-00</text:date>, <text:time style:data-style-name="N2" text:time-value="12:12:36.046121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03T15:46:51.228083426</dc:date>
    <meta:editing-duration>PT3H28M51S</meta:editing-duration>
    <meta:editing-cycles>6</meta:editing-cycles>
    <meta:generator>LibreOffice/6.0.7.3$Linux_X86_64 LibreOffice_project/00m0$Build-3</meta:generator>
    <meta:document-statistic meta:table-count="2" meta:cell-count="18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2.956cm" style:legend-expansion="high" chart:style-name="ch2"/>
        <chart:plot-area chart:style-name="ch3" table:cell-range-address="Sheet1.A28:Sheet1.E34" chart:data-source-has-labels="both" svg:x="0.32cm" svg:y="0.18cm" svg:width="12.693cm" svg:height="8.64cm">
          <chartooo:coordinate-region svg:x="1.127cm" svg:y="0.379cm" svg:width="11.289cm" svg:height="7.794cm"/>
          <chart:axis chart:dimension="x" chart:name="primary-x" chart:style-name="ch4" chartooo:axis-type="auto">
            <chartooo:date-scale/>
            <chart:categories table:cell-range-address="Sheet1.B28:Sheet1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E29" chart:label-cell-address="Sheet1.A29:Sheet1.A29" chart:class="chart:line">
            <chart:data-point chart:repeated="4"/>
          </chart:series>
          <chart:series chart:style-name="ch7" chart:values-cell-range-address="Sheet1.B30:Sheet1.E30" chart:label-cell-address="Sheet1.A30:Sheet1.A30" chart:class="chart:line">
            <chart:data-point chart:repeated="4"/>
          </chart:series>
          <chart:series chart:style-name="ch8" chart:values-cell-range-address="Sheet1.B31:Sheet1.E31" chart:label-cell-address="Sheet1.A31:Sheet1.A31" chart:class="chart:line">
            <chart:data-point chart:repeated="4"/>
          </chart:series>
          <chart:series chart:style-name="ch9" chart:values-cell-range-address="Sheet1.B32:Sheet1.E32" chart:label-cell-address="Sheet1.A32:Sheet1.A32" chart:class="chart:line">
            <chart:data-point chart:repeated="4"/>
          </chart:series>
          <chart:series chart:style-name="ch10" chart:values-cell-range-address="Sheet1.B33:Sheet1.E33" chart:label-cell-address="Sheet1.A33:Sheet1.A33" chart:class="chart:line">
            <chart:data-point chart:repeated="4"/>
          </chart:series>
          <chart:series chart:style-name="ch11" chart:values-cell-range-address="Sheet1.B34:Sheet1.E34" chart:label-cell-address="Sheet1.A34:Sheet1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Sheet1.B28:Sheet1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9:Sheet1.A29</svg:desc>
                </draw:g>
              </table:table-cell>
              <table:table-cell office:value-type="float" office:value="18">
                <text:p>18</text:p>
                <draw:g>
                  <svg:desc>Sheet1.B29:Sheet1.E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</text:p>
                <draw:g>
                  <svg:desc>Sheet1.A30:Sheet1.A30</svg:desc>
                </draw:g>
              </table:table-cell>
              <table:table-cell office:value-type="float" office:value="18">
                <text:p>18</text:p>
                <draw:g>
                  <svg:desc>Sheet1.B30:Sheet1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Sheet1.A31:Sheet1.A31</svg:desc>
                </draw:g>
              </table:table-cell>
              <table:table-cell office:value-type="float" office:value="18">
                <text:p>18</text:p>
                <draw:g>
                  <svg:desc>Sheet1.B31:Sheet1.E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D</text:p>
                <draw:g>
                  <svg:desc>Sheet1.A32:Sheet1.A32</svg:desc>
                </draw:g>
              </table:table-cell>
              <table:table-cell office:value-type="float" office:value="18">
                <text:p>18</text:p>
                <draw:g>
                  <svg:desc>Sheet1.B32:Sheet1.E3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D</text:p>
                <draw:g>
                  <svg:desc>Sheet1.A33:Sheet1.A33</svg:desc>
                </draw:g>
              </table:table-cell>
              <table:table-cell office:value-type="float" office:value="18">
                <text:p>18</text:p>
                <draw:g>
                  <svg:desc>Sheet1.B33:Sheet1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aseline</text:p>
                <draw:g>
                  <svg:desc>Sheet1.A34:Sheet1.A34</svg:desc>
                </draw:g>
              </table:table-cell>
              <table:table-cell office:value-type="float" office:value="129">
                <text:p>129</text:p>
                <draw:g>
                  <svg:desc>Sheet1.B34:Sheet1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